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618in"/>
    </style:style>
    <style:style style:name="co3" style:family="table-column">
      <style:table-column-properties fo:break-before="auto" style:column-width="0.6874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/>
    </style:style>
    <style:style style:name="ce6" style:family="table-cell" style:parent-style-name="Default" style:data-style-name="N118">
      <style:table-cell-properties style:text-align-source="fix" style:repeat-content="fals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number-columns-repeated="2" table:default-cell-style-name="ce3"/>
        <table:table-column table:style-name="co4" table:default-cell-style-name="ce4"/>
        <table:table-column table:style-name="co4" table:default-cell-style-name="ce5"/>
        <table:table-column table:style-name="co4" table:default-cell-style-name="ce6"/>
        <table:table-row table:style-name="ro2">
          <table:table-cell table:style-name="Default"/>
          <table:table-cell table:style-name="Default" office:value-type="string">
            <text:p>Dynamixel Configuration</text:p>
          </table:table-cell>
          <table:table-cell table:style-name="Default" table:number-columns-repeated="5"/>
        </table:table-row>
        <table:table-row table:style-name="ro2">
          <table:table-cell table:style-name="Default"/>
          <table:table-cell table:style-name="Default" office:value-type="string">
            <text:p><text:s/>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Offset</text:p>
          </table:table-cell>
          <table:table-cell table:style-name="ce1" office:value-type="string">
            <text:p>Min Angle</text:p>
          </table:table-cell>
          <table:table-cell table:style-name="ce1" office:value-type="string">
            <text:p>Max Angle</text:p>
          </table:table-cell>
          <table:table-cell table:style-name="ce1" office:value-type="string">
            <text:p>Orientation</text:p>
          </table:table-cell>
        </table:table-row>
        <table:table-row table:style-name="ro2">
          <table:table-cell office:value-type="string">
            <text:p>ABS_X</text:p>
          </table:table-cell>
          <table:table-cell office:value-type="string">
            <text:p>MX-6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ABS_Y</text:p>
          </table:table-cell>
          <table:table-cell office:value-type="string">
            <text:p>MX-64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float" office:value="12">
            <text:p>12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ABS_Z</text:p>
          </table:table-cell>
          <table:table-cell office:value-type="string">
            <text:p>MX-2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BUST_X</text:p>
          </table:table-cell>
          <table:table-cell office:value-type="string">
            <text:p>MX-2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40">
            <text:p>4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BUST_Y</text:p>
          </table:table-cell>
          <table:table-cell office:value-type="string">
            <text:p>MX-2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-67">
            <text:p>-67</text:p>
          </table:table-cell>
          <table:table-cell office:value-type="float" office:value="27">
            <text:p>27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HEAD_Y</text:p>
          </table:table-cell>
          <table:table-cell office:value-type="string">
            <text:p>AX-12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table:style-name="ce3" office:value-type="float" office:value="-45">
            <text:p>-45</text:p>
          </table:table-cell>
          <table:table-cell office:value-type="float" office:value="6">
            <text:p>6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HEAD_Z</text:p>
          </table:table-cell>
          <table:table-cell office:value-type="string">
            <text:p>AX-12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style-name="ce3" office:value-type="float" office:value="-90">
            <text:p>-90</text:p>
          </table:table-cell>
          <table:table-cell office:value-type="float" office:value="90">
            <text:p>9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ANKLE_Y</text:p>
          </table:table-cell>
          <table:table-cell office:value-type="string">
            <text:p>MX-28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ARM_Z</text:p>
          </table:table-cell>
          <table:table-cell office:value-type="string">
            <text:p>MX-28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-105">
            <text:p>-105</text:p>
          </table:table-cell>
          <table:table-cell office:value-type="float" office:value="105">
            <text:p>10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ELBOW_Y</text:p>
          </table:table-cell>
          <table:table-cell office:value-type="string">
            <text:p>MX-28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-148">
            <text:p>-148</text:p>
          </table:table-cell>
          <table:table-cell office:value-type="float" office:value="1">
            <text:p>1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HIP_X</text:p>
          </table:table-cell>
          <table:table-cell office:value-type="string">
            <text:p>MX-2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  <table:table-cell office:value-type="float" office:value="28.5">
            <text:p>28.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HIP_Y</text:p>
          </table:table-cell>
          <table:table-cell office:value-type="string">
            <text:p>MX-6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-104">
            <text:p>-104</text:p>
          </table:table-cell>
          <table:table-cell office:value-type="float" office:value="84">
            <text:p>84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HIP_Z</text:p>
          </table:table-cell>
          <table:table-cell office:value-type="string">
            <text:p>MX-28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90">
            <text:p>9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KNEE_Y</text:p>
          </table:table-cell>
          <table:table-cell office:value-type="string">
            <text:p>MX-28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-3.5">
            <text:p>-3.5</text:p>
          </table:table-cell>
          <table:table-cell office:value-type="float" office:value="134">
            <text:p>134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LEFT_SHOULDER_X</text:p>
          </table:table-cell>
          <table:table-cell office:value-type="string">
            <text:p>MX-28</text:p>
          </table:table-cell>
          <table:table-cell office:value-type="float" office:value="42">
            <text:p>42</text:p>
          </table:table-cell>
          <table:table-cell office:value-type="float" office:value="-90">
            <text:p>-90</text:p>
          </table:table-cell>
          <table:table-cell office:value-type="float" office:value="-105">
            <text:p>-105</text:p>
          </table:table-cell>
          <table:table-cell office:value-type="float" office:value="110">
            <text:p>110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LEFT_SHOULDER_Y</text:p>
          </table:table-cell>
          <table:table-cell office:value-type="string">
            <text:p>MX-28</text:p>
          </table:table-cell>
          <table:table-cell office:value-type="float" office:value="41">
            <text:p>41</text:p>
          </table:table-cell>
          <table:table-cell office:value-type="float" office:value="90">
            <text:p>90</text:p>
          </table:table-cell>
          <table:table-cell office:value-type="float" office:value="-120">
            <text:p>-120</text:p>
          </table:table-cell>
          <table:table-cell office:value-type="float" office:value="155">
            <text:p>155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ANKLE_Y</text:p>
          </table:table-cell>
          <table:table-cell office:value-type="string">
            <text:p>MX-28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style-name="ce3" office:value-type="float" office:value="-45">
            <text:p>-45</text:p>
          </table:table-cell>
          <table:table-cell office:value-type="float" office:value="45">
            <text:p>4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ARM_Z</text:p>
          </table:table-cell>
          <table:table-cell office:value-type="string">
            <text:p>MX-28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table:style-name="ce3" office:value-type="float" office:value="-105">
            <text:p>-105</text:p>
          </table:table-cell>
          <table:table-cell office:value-type="float" office:value="105">
            <text:p>10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ELBOW_Y</text:p>
          </table:table-cell>
          <table:table-cell office:value-type="string">
            <text:p>MX-28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48">
            <text:p>148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HIP_X</text:p>
          </table:table-cell>
          <table:table-cell office:value-type="string">
            <text:p>MX-28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-28.5">
            <text:p>-28.5</text:p>
          </table:table-cell>
          <table:table-cell office:value-type="float" office:value="30">
            <text:p>30</text:p>
          </table:table-cell>
          <table:table-cell office:value-type="string">
            <text:p>direct</text:p>
          </table:table-cell>
        </table:table-row>
        <table:table-row table:style-name="ro2">
          <table:table-cell office:value-type="string">
            <text:p>RIGHT_HIP_Y</text:p>
          </table:table-cell>
          <table:table-cell office:value-type="string">
            <text:p>MX-64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-85">
            <text:p>-85</text:p>
          </table:table-cell>
          <table:table-cell office:value-type="float" office:value="105">
            <text:p>10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HIP_Z</text:p>
          </table:table-cell>
          <table:table-cell office:value-type="string">
            <text:p>MX-28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  <table:table-cell office:value-type="float" office:value="25">
            <text:p>2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KNEE_Y</text:p>
          </table:table-cell>
          <table:table-cell office:value-type="string">
            <text:p>MX-2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34">
            <text:p>-134</text:p>
          </table:table-cell>
          <table:table-cell office:value-type="float" office:value="3.5">
            <text:p>3.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SHOULDER_X</text:p>
          </table:table-cell>
          <table:table-cell office:value-type="string">
            <text:p>MX-28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float" office:value="-110">
            <text:p>-110</text:p>
          </table:table-cell>
          <table:table-cell office:value-type="float" office:value="105">
            <text:p>105</text:p>
          </table:table-cell>
          <table:table-cell office:value-type="string">
            <text:p>indirect</text:p>
          </table:table-cell>
        </table:table-row>
        <table:table-row table:style-name="ro2">
          <table:table-cell office:value-type="string">
            <text:p>RIGHT_SHOULDER_Y</text:p>
          </table:table-cell>
          <table:table-cell office:value-type="string">
            <text:p>MX-28</text:p>
          </table:table-cell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office:value-type="float" office:value="-155">
            <text:p>-155</text:p>
          </table:table-cell>
          <table:table-cell office:value-type="float" office:value="120">
            <text:p>120</text:p>
          </table:table-cell>
          <table:table-cell office:value-type="string">
            <text:p>indirect</text:p>
          </table:table-cell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4:Sheet1.G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2" number:min-integer-digits="0"/>
    </number:number-style>
    <number:number-style style:name="N118">
      <style:text-properties fo:color="#ff0000"/>
      <number:text>-</number:text>
      <number:number number:decimal-places="2" number:min-integer-digits="0"/>
      <style:map style:condition="value()&gt;=0" style:apply-style-name="N118P0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2">12/12/2018</text:date>, <text:time>11:00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uck Coughlin</meta:initial-creator>
    <meta:creation-date>2018-08-09T09:24:24</meta:creation-date>
    <dc:date>2018-12-12T11:00:33</dc:date>
    <dc:creator>Chuck Coughlin</dc:creator>
    <meta:editing-duration>PT10H27M4S</meta:editing-duration>
    <meta:editing-cycles>16</meta:editing-cycles>
    <meta:generator>OpenOffice/4.1.3$Unix OpenOffice.org_project/413m1$Build-9783</meta:generator>
    <meta:document-statistic meta:table-count="3" meta:cell-count="184" meta:object-count="0"/>
  </office:meta>
</office:document-meta>
</file>